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"There's an underground cavern behind the
Silfurfoss Waterfall. You need to defeat the
demon general hiding down in that cavern!"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"With that, the hot springs will be up and
running again!"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"Oh my, customers?"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"I'm so sorry, dears—, but the springs aren't
running at the moment—."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~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"Yes, I'm absolutely "conifering" to open shop,
myself—."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"pining to"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"As a matter of fact, the water stopped running
just a little while ago—."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"Because of demons, you see."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"Well, you see—."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"Have you ever been to the Silfurfoss
Waterfall? You can get there by following the
road south of the port."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"Behind the waterfall lies the entrance to an
underground cavern. We get our water from the
depths of that cavern."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"It seems like a demon general has settled
down right on top of our stream."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"That's why we're closed, at the moment—."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"That's right."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"Of course, there's no way you could..."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"Ah! Don't tell me you kids are the rumored..."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"Eheeeh—! I can't believe my eyes—!!"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"I heard about you from a customer from the
Midlands! They've had demon generals and
bandit gangs, and you've beaten them all!"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"So, does that mean you'll help me out, too—?"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"It's like I said, you just have to find the
Silfurfoss Waterfall south of the port! Thanks
a billion—!"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"I leave it in your "cloak-able" hands—!"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Laaaady! We beat up the monster behind
the waterfall for ya!!</text:p>
          </table:table-cell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 office:value-type="string">
            <text:p>Owner
"Ahh! I knew it was thanks to you!! Well done,
dears!!"</text:p>
          </table:table-cell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 office:value-type="string">
            <text:p>Owner
"I actually just got the baths filled up for
you when the water started running—!"</text:p>
          </table:table-cell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ll go right in, then!</text:p>
          </table:table-cell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 office:value-type="string">
            <text:p>Owner
"Take your time, dears! You did help me out,
after all!!"</text:p>
          </table:table-cell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 office:value-type="string">
            <text:p>Owner
"Now, get a move on, dears. The baths are
ready and waiting for you!"</text:p>
          </table:table-cell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, if you don't mind...</text:p>
          </table:table-cell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ll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... I think I shall have to refrain...</text:p>
          </table:table-cell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?</text:p>
          </table:table-cell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tually, I do not deal very well with hot
water...</text:p>
          </table:table-cell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 office:value-type="string">
            <text:p>I have not been able to use hot springs for
a long time.</text:p>
          </table:table-cell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h... really...?</text:p>
          </table:table-cell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oo bad.</text:p>
          </table:table-cell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 office:value-type="string">
            <text:p>Well, we won't force you to do something you
can't do.</text:p>
          </table:table-cell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 office:value-type="string">
            <text:p>Owner
"Our water is nice and hot, to be sure."</text:p>
          </table:table-cell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 office:value-type="string">
            <text:p>Owner
"But we do get customers like yourself, so
we have some lukewarm baths prepared!"</text:p>
          </table:table-cell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at true?!</text:p>
          </table:table-cell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for you, Komu-chan!</text:p>
          </table:table-cell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 office:value-type="string">
            <text:p>Owner
"Of course, you saved my business, so I won't
be charging you admission!"</text:p>
          </table:table-cell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 office:value-type="string">
            <text:p>Owner
"Now, go and enjoy yourselves, dears. Just
don't make yourselves dizzy!"</text:p>
          </table:table-cell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split up, for now.</text:p>
          </table:table-cell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 office:value-type="string">
            <text:p>We'll rendezvous back here in a whi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3T14:07:19+01:00</meta:creation-date>
    <dc:date>2020-02-23T14:07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